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2bd0d2" draw:textarea-horizontal-align="justify" draw:textarea-vertical-align="middle" draw:auto-grow-height="false" fo:min-height="1.457cm" fo:min-width="6.79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6.795cm"/>
    </style:style>
    <style:style style:name="gr3" style:family="graphic" style:parent-style-name="standard">
      <style:graphic-properties svg:stroke-color="#000000" draw:fill-color="#2bd0d2" draw:textarea-horizontal-align="justify" draw:textarea-vertical-align="middle" draw:auto-grow-height="false" fo:min-height="1.995cm" fo:min-width="6.4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7.5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7.24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9.308cm" fo:min-width="17.28cm"/>
    </style:style>
    <style:style style:name="P1" style:family="paragraph">
      <style:paragraph-properties fo:text-align="center"/>
    </style:style>
    <style:style style:name="P2" style:family="paragraph">
      <loext:graphic-properties draw:fill-color="#2bd0d2"/>
      <style:paragraph-properties fo:text-align="center"/>
      <style:text-properties style:font-name="Noto Sans"/>
    </style:style>
    <style:style style:name="P3" style:family="paragraph">
      <loext:graphic-properties draw:fill-color="#ffffff"/>
      <style:paragraph-properties fo:text-align="center"/>
      <style:text-properties style:font-name="Noto San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8.001cm" svg:height="2.413cm" svg:x="2.397cm" svg:y="2.27cm">
            <text:p text:style-name="P1"><text:span text:style-name="T1">C++ program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xml:id="id6" draw:id="id6" draw:layer="layout" svg:width="8.001cm" svg:height="2.413cm" svg:x="11.922cm" svg:y="9.89cm">
            <text:p text:style-name="P1"><text:span text:style-name="T1">Object code for other routines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5" draw:id="id5" draw:layer="layout" svg:width="7.874cm" svg:height="3.175cm" svg:x="2.46cm" svg:y="18.399cm">
            <text:p text:style-name="P1"><text:span text:style-name="T1">Complete machine-language code ready to run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xml:id="id3" draw:id="id3" draw:layer="layout" svg:width="8.001cm" svg:height="2.413cm" svg:x="2.397cm" svg:y="9.89cm">
            <text:p text:style-name="P1"><text:span text:style-name="T1">Object code for C++ program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" draw:id="id2" draw:layer="layout" svg:width="8.001cm" svg:height="2.667cm" svg:x="2.397cm" svg:y="5.953cm">
            <text:p text:style-name="P1"><text:span text:style-name="T1">Compil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4" draw:id="id4" draw:layer="layout" svg:width="7.747cm" svg:height="2.667cm" svg:x="2.524cm" svg:y="13.827cm">
            <draw:glue-point draw:id="4" svg:x="2.541cm" svg:y="-4.521cm"/>
            <text:p text:style-name="P1"><text:span text:style-name="T1">Linker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draw:type="line" svg:x1="6.397cm" svg:y1="4.683cm" svg:x2="6.397cm" svg:y2="5.953cm" draw:start-shape="id1" draw:start-glue-point="2" draw:end-shape="id2" draw:end-glue-point="0" svg:d="M6397 4683v1270" svg:viewBox="0 0 1 1271">
            <text:p/>
          </draw:connector>
          <draw:connector draw:style-name="gr6" draw:text-style-name="P4" draw:layer="layout" draw:type="line" svg:x1="6.397cm" svg:y1="8.62cm" svg:x2="6.397cm" svg:y2="9.89cm" draw:start-shape="id2" draw:start-glue-point="2" draw:end-shape="id3" draw:end-glue-point="0" svg:d="M6397 8620v1270" svg:viewBox="0 0 1 1271">
            <text:p/>
          </draw:connector>
          <draw:connector draw:style-name="gr6" draw:text-style-name="P4" draw:layer="layout" draw:type="line" svg:x1="6.397cm" svg:y1="12.303cm" svg:x2="6.397cm" svg:y2="13.827cm" draw:start-shape="id3" draw:start-glue-point="2" draw:end-shape="id4" draw:end-glue-point="0" svg:d="M6397 12303v1524" svg:viewBox="0 0 1 1525">
            <text:p/>
          </draw:connector>
          <draw:connector draw:style-name="gr6" draw:text-style-name="P4" draw:layer="layout" draw:type="line" svg:x1="6.397cm" svg:y1="16.494cm" svg:x2="6.397cm" svg:y2="18.399cm" draw:start-shape="id4" draw:start-glue-point="2" draw:end-shape="id5" draw:end-glue-point="0" svg:d="M6397 16494v1905" svg:viewBox="0 0 1 1906">
            <text:p/>
          </draw:connector>
          <draw:connector draw:style-name="gr6" draw:text-style-name="P4" draw:layer="layout" draw:type="curve" svg:x1="11.922cm" svg:y1="11.096cm" svg:x2="10.271cm" svg:y2="15.16cm" draw:start-shape="id6" draw:start-glue-point="3" draw:end-shape="id4" draw:end-glue-point="1" svg:d="M11922 11096c-1239 0-414 4064-1651 4064" svg:viewBox="0 0 1652 4065">
            <text:p/>
          </draw:connector>
          <draw:custom-shape draw:style-name="gr7" draw:text-style-name="P4" draw:layer="layout" svg:width="17.78cm" svg:height="19.558cm" svg:x="2.27cm" svg:y="2.1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1:12:14.416678677</meta:creation-date>
    <dc:date>2017-07-29T15:33:04.576673422</dc:date>
    <meta:editing-duration>PT7M17S</meta:editing-duration>
    <meta:editing-cycles>2</meta:editing-cycles>
    <meta:generator>LibreOffice/5.3.1.2$Linux_X86_64 LibreOffice_project/30m0$Build-2</meta:generator>
    <meta:document-statistic meta:object-count="13"/>
  </office:meta>
</office:document-meta>
</file>